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я1" style:family="table">
      <style:table-properties style:width="15.072cm" fo:margin-left="1.429cm" fo:margin-top="0cm" fo:margin-bottom="0cm" table:align="left" style:writing-mode="lr-tb"/>
    </style:style>
    <style:style style:name="Таблиця1.A" style:family="table-column">
      <style:table-column-properties style:column-width="15.072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350dc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language="uk" fo:country="UA" fo:font-weight="normal" officeooo:rsid="0014dfa0" officeooo:paragraph-rsid="0014dfa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402cm" fo:orphans="0" fo:widows="0" fo:hyphenation-ladder-count="no-limit"/>
      <style:text-properties fo:color="#000000" loext:opacity="100%" fo:font-size="14pt" fo:font-weight="normal" officeooo:paragraph-rsid="0014dfa0" fo:background-color="#ffffff" style:font-size-asian="14pt" style:font-weight-asian="normal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orphans="0" fo:widows="0" fo:hyphenation-ladder-count="no-limit" fo:text-indent="0cm" style:auto-text-indent="false"/>
      <style:text-properties fo:color="#000000" loext:opacity="100%" style:font-name="Times New Roman" fo:font-size="14pt" fo:font-weight="normal" officeooo:paragraph-rsid="0014dfa0" fo:background-color="#ffffff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9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officeooo:paragraph-rsid="0014dfa0" style:font-size-asian="14pt" style:font-size-complex="14pt"/>
    </style:style>
    <style:style style:name="T1" style:family="text">
      <style:text-properties officeooo:rsid="00117931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350dc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letter-kerning="false" style:font-name-asian="Calibri" style:language-asian="en" style:country-asian="US" style:font-weight-asian="normal" style:font-name-complex="Courier New" style:language-complex="ar" style:country-complex="SA"/>
    </style:style>
    <style:style style:name="T7" style:family="text">
      <style:text-properties fo:language="en" fo:country="US" style:letter-kerning="false" style:font-name-asian="Calibri" style:language-asian="en" style:country-asian="US" style:font-weight-asian="normal" style:font-name-complex="Courier New" style:language-complex="ar" style:country-complex="SA"/>
    </style:style>
    <style:style style:name="T8" style:family="text">
      <style:text-properties officeooo:rsid="001350dc"/>
    </style:style>
    <style:style style:name="T9" style:family="text">
      <style:text-properties officeooo:rsid="0013998f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9cdcfe" loext:opacity="100%" fo:language="en" fo:country="US" style:letter-kerning="false" style:font-name-asian="Calibri" style:language-asian="en" style:country-asian="US" style:font-weight-asian="normal" style:font-name-complex="Courier New" style:language-complex="ar" style:country-complex="SA"/>
    </style:style>
    <style:style style:name="T13" style:family="text">
      <style:text-properties fo:color="#9cdcfe" loext:opacity="100%" style:font-name="Consolas" fo:font-size="8.39999961853027pt" fo:font-weight="normal"/>
    </style:style>
    <style:style style:name="T14" style:family="text">
      <style:text-properties fo:color="#d4d4d4" loext:opacity="100%" fo:language="en" fo:country="US" style:letter-kerning="false" style:font-name-asian="Calibri" style:language-asian="en" style:country-asian="US" style:font-weight-asian="normal" style:font-name-complex="Courier New" style:language-complex="ar" style:country-complex="SA"/>
    </style:style>
    <style:style style:name="T15" style:family="text">
      <style:text-properties fo:color="#d4d4d4" loext:opacity="100%" style:font-name="Consolas" fo:font-size="8.39999961853027pt" fo:font-weight="normal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font-size="8.39999961853027pt" fo:font-weight="normal"/>
    </style:style>
    <style:style style:name="T19" style:family="text">
      <style:text-properties fo:color="#ce9178" loext:opacity="100%" style:font-name="Consolas" fo:font-size="8.39999961853027pt" fo:font-weight="normal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nsolas" fo:font-size="8.39999961853027pt" fo:font-weight="normal"/>
    </style:style>
    <style:style style:name="T22" style:family="text">
      <style:text-properties fo:color="#dcdcaa" loext:opacity="100%"/>
    </style:style>
    <style:style style:name="T23" style:family="text">
      <style:text-properties fo:color="#dcdcaa" loext:opacity="100%" style:font-name="Consolas" fo:font-size="8.39999961853027pt" fo:font-weight="normal"/>
    </style:style>
    <style:style style:name="T24" style:family="text">
      <style:text-properties fo:color="#dcdcaa" loext:opacity="100%" style:font-name="Consolas" fo:font-weight="normal"/>
    </style:style>
    <style:style style:name="T25" style:family="text">
      <style:text-properties fo:color="#c586c0" loext:opacity="100%" style:font-name="Consolas" fo:font-size="8.39999961853027pt" fo:font-weight="normal"/>
    </style:style>
    <style:style style:name="T26" style:family="text">
      <style:text-properties fo:color="#b5cea8" loext:opacity="100%" style:font-name="Consolas" fo:font-size="8.39999961853027pt" fo:font-weight="normal"/>
    </style:style>
    <style:style style:name="T27" style:family="text">
      <style:text-properties fo:color="#d7ba7d" loext:opacity="100%" style:font-name="Consolas" fo:font-size="8.39999961853027pt" fo:font-weight="normal"/>
    </style:style>
    <style:style style:name="T28" style:family="text">
      <style:text-properties officeooo:rsid="00120302"/>
    </style:style>
    <style:style style:name="T29" style:family="text">
      <style:text-properties officeooo:rsid="0015a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 до виконання Лабораторної роботи №1</text:p>
      <text:p text:style-name="P3"><text:span text:style-name="T2">З курсу Технології програмування на мові </text:span>Python</text:p>
      <text:p text:style-name="P3">Тема: Списки. Словники. Кортежі</text:p>
      <text:p text:style-name="P3">Мета роботи: Використовуючи теоретичне підґрунтя про складні структури даних Списки, Словники Кортежі, та використовуючи існуючий код, доробити програму додавши функціонал, що буде вказано в завданні до лабораторної роботи.</text:p>
      <text:p text:style-name="P3">Хід роботи</text:p>
      <text:p text:style-name="P5">1. Я ознайомилася з теоретичними відомостями про про складні структури даних: списки, словники, кортежі.</text:p>
      <text:p text:style-name="P11">Теоретичні відомості</text:p>
      <text:p text:style-name="P4">Словники</text:p>
      <text:p text:style-name="P6">Масив – набір фіксованої кількості елементів, що розміщені в пам’яті комп’ютера безпосередньо один за одним, а доступ до них здійснюється за індексом (номер даного елементу в масиві).</text:p>
      <text:p text:style-name="P9">В Python для реалізації масиву використовуються списки. Список – тип даних, що представляє собою послідовність певних значень, що можуть повторюватись. Але на відміну від масиву – кількість елементів у списку може бути довільною.</text:p>
      <text:p text:style-name="P6">Списки – структура даних, що може містити елементи різних типів, що перераховані через кому та заключені в квадратні дужки. <text:span text:style-name="T1">Вони служать для того, щоб зберігати об’єкти в певному порядку, особливо якщо порядок або вміст можуть змінюватися. Можна змінювати список, додати в нього нові елементи, а також видалити або перезаписати існуючі. Можна змінити кількість елементів у списку, а також самі елементи. Одне і те ж значення може зустрічатися в списку кілька разів.</text:span></text:p>
      <text:p text:style-name="P6">Словники</text:p>
      <text:p text:style-name="P7">Словник дуже схожий на список, але порядок елементів в ньому не має значення, і вони вибираються не за допомогою зміщення. Замість цього для <text:soft-page-break/>кожного значення вказується пов’язаний з ним унікальний ключ. Таким ключем може бути об’єкт одного з незмінних типів: рядок, булева змінна, ціле число, число з плаваючою точкою, кортеж і іншими об’єктами. Елементи словника можуть містити об’єкти довільного типу даних і мати необмежений рівень вкладеності. Елементи в словниках розташовуються в довільному порядку.</text:p>
      <text:p text:style-name="P9">Словники можна змінювати – це означає, що можна додати, видалити і змінити їх елементи, які мають вигляд "ключ – значення"</text:p>
      <text:p text:style-name="P4">Щоб створити словник, необхідно заключити в фігурні дужки ({}) розділені комами пари ключ: значення. Оскільки словники відносяться до змінюваних типів даних, то можна додати або змінити елемент по ключу. Додати елемент в словник досить легко. Потрібно просто звернутися до елементу по його ключу і привласнити йому значення. Якщо ключ вже існує в словнику, наявне значення буде замінено новим. Якщо ключ новий, він і вказане значення будуть додані в словник.</text:p>
      <text:p text:style-name="P4">Кортежі</text:p>
      <text:p text:style-name="P8">Кортежі, як і списки, є послідовностями довільних елементів. На відміну від списків кортежі незмінні. Всі операції над списками, що не змінюють список (додавання, множення на число, функції index() і count() і деякі інші операції) можна застосовувати до кортежів. Можна також по-різному змінювати елементи місцями і так далі. <text:span text:style-name="T1">Щоб створити порожній кортеж використовується оператор ().</text:span></text:p>
      <text:p text:style-name="P13">2. Я реалізувала відсортований телефонний довідник студентів групи.</text:p>
      <text:p text:style-name="P10">Частина готового функціоналу реалізує безкінечний цикл запитів до користувача. Типи запитів: додати нового студента, змінити данні про існуючого студента, видалити запис, роздрукувати всю таблицю та вихід із програми. Реалізований функціонал додавання нового запису та видалення існуючого.<text:span text:style-name="T4"> Вс</text:span>і дії відбуваються з відсортованим списком студентів.</text:p>
      <text:p text:style-name="P14">Я розширила у вже існуючому списку відомості про студента, <text:span text:style-name="T8">а саме </text:span><text:soft-page-break/><text:span text:style-name="T8">адресу та дату народження, </text:span><text:span text:style-name="T9">т</text:span>а переробила існуючий функціонал, враховуючи розширення відомостей про студента до 4х полів<text:span text:style-name="T4">. </text:span><text:span text:style-name="T2">Далі реалізувала з нуля функціонал зміни інформації про студента враховуючи, що вже існує реалізація додавання нового запису та видалення існуючого.</text:span><text:span text:style-name="T4"> </text:span><text:span text:style-name="T3">Функція шукає студента за ім’ям. Якщо знайшов, перезаписує всі поля новими значеннями, потім сортує список, щоб зберегти порядок. Якщо студента не знайдено, то повідомляє про це. </text:span><text:span text:style-name="T4">При зм</text:span><text:span text:style-name="T2">іні інформації про студента список залишається відсортованим.</text:span></text:p>
      <text:p text:style-name="P20"><text:span text:style-name="T2">Текст програми:</text:span>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7"><text:span text:style-name="T7">list = [</text:span></text:p>
            <text:p text:style-name="P19">    <text:span text:style-name="T10">{"name": "Bob", "phone": "0631234567", "address": "Shevchenko St., 5", "date": "11.06.2003"},</text:span></text:p>
            <text:p text:style-name="P19">    <text:span text:style-name="T10">{"name": "Emma", "phone": "0638888888", "address": "Vesniana St., 45a", "date": "16.03.2002"},</text:span></text:p>
            <text:p text:style-name="P19">    <text:span text:style-name="T10">{"name": "Jon", "phone": "0635555555", "address": "Pivchna St., 4", "date": "29.01.2004"},</text:span></text:p>
            <text:p text:style-name="P19">    <text:span text:style-name="T10">{"name": "Zak", "phone": "0630000000", "address": "Musical St., 167b", "date": "24.07.2003"}</text:span></text:p>
            <text:p text:style-name="P19"><text:span text:style-name="T10">]</text:span></text:p>
            <text:p text:style-name="P18">def printAllList():</text:p>
            <text:p text:style-name="P19">    <text:span text:style-name="T10">for elem in list:</text:span></text:p>
            <text:p text:style-name="P19">         <text:span text:style-name="T10">print(f"{elem['name']}, {elem['phone']}, {elem['address']}, {elem['date']}")</text:span></text:p>
            <text:p text:style-name="P19"/>
            <text:p text:style-name="P18">def addNewElement():</text:p>
            <text:p text:style-name="P19">    <text:span text:style-name="T10">name = input("Pease enter student name: ")</text:span></text:p>
            <text:p text:style-name="P19">    <text:span text:style-name="T10">phone = input("Please enter student phone: ")</text:span></text:p>
            <text:p text:style-name="P19">    <text:span text:style-name="T10">address = input("Please enter student address: ")</text:span></text:p>
            <text:p text:style-name="P19">    <text:span text:style-name="T10">date = input("Please enter student date of birth: ")</text:span></text:p>
            <text:p text:style-name="P19">    <text:span text:style-name="T10">newS = {"name": name, "phone": phone, "address": address, "date": date}</text:span></text:p>
            <text:p text:style-name="P19"/>
            <text:p text:style-name="P19">    <text:span text:style-name="T10">pos = 0</text:span></text:p>
            <text:p text:style-name="P19">    <text:span text:style-name="T10">for elem in list:</text:span></text:p>
            <text:p text:style-name="P19">        <text:span text:style-name="T10">if name &gt; elem["name"]:</text:span></text:p>
            <text:p text:style-name="P19">            <text:span text:style-name="T10">pos += 1</text:span></text:p>
            <text:p text:style-name="P19">        <text:span text:style-name="T10">else:</text:span></text:p>
            <text:p text:style-name="P19">            <text:span text:style-name="T10">break</text:span></text:p>
            <text:p text:style-name="P19">    <text:span text:style-name="T10">list.insert(pos, newS)</text:span></text:p>
            <text:p text:style-name="P19"><text:soft-page-break/>    <text:span text:style-name="T10">print("Added")</text:span></text:p>
            <text:p text:style-name="P19"/>
            <text:p text:style-name="P18">def deleteElement():</text:p>
            <text:p text:style-name="P19">    <text:span text:style-name="T10">name = input("Please enter name to be delated: ")</text:span></text:p>
            <text:p text:style-name="P19">    <text:span text:style-name="T10">for elem in list:</text:span></text:p>
            <text:p text:style-name="P19">        <text:span text:style-name="T10">if elem["name"] == name:</text:span></text:p>
            <text:p text:style-name="P19">            <text:span text:style-name="T10">list.remove(elem)</text:span></text:p>
            <text:p text:style-name="P19">            <text:span text:style-name="T10">print("Deleted")</text:span></text:p>
            <text:p text:style-name="P19">            <text:span text:style-name="T10">return</text:span></text:p>
            <text:p text:style-name="P19">    <text:span text:style-name="T10">print("Student not found")</text:span></text:p>
            <text:p text:style-name="P19"/>
            <text:p text:style-name="P18">def updateElement():</text:p>
            <text:p text:style-name="P19">    <text:span text:style-name="T10">name = input("Please enter name to be updated: ")</text:span></text:p>
            <text:p text:style-name="P19">    <text:span text:style-name="T10">for elem in list:</text:span></text:p>
            <text:p text:style-name="P19">        <text:span text:style-name="T10">if elem["name"] == name:</text:span></text:p>
            <text:p text:style-name="P19">            <text:span text:style-name="T10">elem["name"] = input("New name: ")</text:span></text:p>
            <text:p text:style-name="P19">            <text:span text:style-name="T10">elem["phone"] = input("New phone: ")</text:span></text:p>
            <text:p text:style-name="P19">            <text:span text:style-name="T10">elem["address"] = input("New address: ")</text:span></text:p>
            <text:p text:style-name="P19">            <text:span text:style-name="T10">elem["date"] = input("New date of birth: ")</text:span></text:p>
            <text:p text:style-name="P19"/>
            <text:p text:style-name="P19">            <text:span text:style-name="T10">list.sort(key=lambda x: x["name"])</text:span></text:p>
            <text:p text:style-name="P19">            <text:span text:style-name="T10">print("Updated")</text:span></text:p>
            <text:p text:style-name="P19">            <text:span text:style-name="T10">return</text:span></text:p>
            <text:p text:style-name="P19">    <text:span text:style-name="T10">print("Student not found")</text:span></text:p>
            <text:p text:style-name="P18">def main():</text:p>
            <text:p text:style-name="P19">    <text:span text:style-name="T10">while True:</text:span></text:p>
            <text:p text:style-name="P19">        <text:span text:style-name="T10">choice = input("\nPlease specify the action [ C create, U update, D delete, P print,  X exit ] ").lower()</text:span></text:p>
            <text:p text:style-name="P19">        <text:span text:style-name="T10">if choice == "c":</text:span></text:p>
            <text:p text:style-name="P19">            <text:span text:style-name="T10">addNewElement()</text:span></text:p>
            <text:p text:style-name="P19">        <text:span text:style-name="T10">elif choice == "u":</text:span></text:p>
            <text:p text:style-name="P19">            <text:span text:style-name="T10">updateElement()</text:span></text:p>
            <text:p text:style-name="P19">        <text:span text:style-name="T10">elif choice == "d":</text:span></text:p>
            <text:p text:style-name="P19">            <text:span text:style-name="T10">deleteElement()</text:span></text:p>
            <text:p text:style-name="P19">        <text:span text:style-name="T10">elif choice == "p":</text:span></text:p>
            <text:p text:style-name="P19">            <text:span text:style-name="T10">printAllList()</text:span></text:p>
            <text:p text:style-name="P19">        <text:span text:style-name="T10">elif choice == "x":</text:span></text:p>
            <text:p text:style-name="P19">            <text:span text:style-name="T10">print("Exit.")</text:span></text:p>
            <text:p text:style-name="P19">            <text:span text:style-name="T10">break</text:span></text:p>
            <text:p text:style-name="P19">        <text:span text:style-name="T10">else:</text:span></text:p>
            <text:p text:style-name="P19">            <text:span text:style-name="T10">print("Wrong choice!")</text:span></text:p>
            <text:p text:style-name="P19"/>
            <text:p text:style-name="P19"><text:span text:style-name="T10">main()</text:span></text:p>
          </table:table-cell>
        </table:table-row>
      </table:table>
      <text:p text:style-name="P15"><text:soft-page-break/>Посилання на <text:span text:style-name="T5">github: </text:span><text:a xlink:type="simple" xlink:href="https://github.com/dianakondyrina/TP-KB-241-Diana-Kondyrina" text:style-name="Internet_20_link" text:visited-style-name="Visited_20_Internet_20_Link"><text:span text:style-name="T4">https://github.com/dianakondyrina/TP-KB-241-Diana-Kondyrina</text:span></text:a></text:p>
      <text:p text:style-name="P15">Висновок: на цій лабораторній роботі я ознайомилася з довідковим матеріалом про <text:span text:style-name="T1">складні структури даних, </text:span>такі як <text:span text:style-name="T1">списки, словники </text:span>і <text:span text:style-name="T1">кортежі, </text:span>а в х<text:span text:style-name="T29">о</text:span>ді практичного завдання я <text:span text:style-name="T1">дороб</text:span>ила<text:span text:style-name="T1"> програму, </text:span>додавши <text:span text:style-name="T28">функціонал зміни інформації про студента</text:span><text:span text:style-name="T1">,</text:span> <text:span text:style-name="T1">використовуючи існуючий ко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Кб-241, Кондиріна Діана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29T21:55:37.453000000</dc:date>
    <meta:editing-duration>PT22M17S</meta:editing-duration>
    <meta:editing-cycles>8</meta:editing-cycles>
    <meta:generator>LibreOffice/7.2.6.2$Windows_X86_64 LibreOffice_project/b0ec3a565991f7569a5a7f5d24fed7f52653d754</meta:generator>
    <meta:document-statistic meta:table-count="1" meta:image-count="0" meta:object-count="0" meta:page-count="5" meta:paragraph-count="84" meta:word-count="827" meta:character-count="6356" meta:non-whitespace-character-count="5197"/>
  </office:meta>
</office:document-meta>
</file>